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c_5f_resul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$B1]/[.$B$33]" office:value-type="float" office:value="0.000119143172469148" calcext:value-type="float">
            <text:p>0.000119143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$B2]/[.$B$33]" office:value-type="float" office:value="0.000269639811377546" calcext:value-type="float">
            <text:p>0.0002696398</text:p>
          </table:table-cell>
          <table:table-cell/>
          <table:table-cell table:style-name="ce1" office:value-type="string" calcext:value-type="string">
            <text:p>Generate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$B3]/[.$B$33]" office:value-type="float" office:value="0.000752483194541989" calcext:value-type="float">
            <text:p>0.0007524832</text:p>
          </table:table-cell>
          <table:table-cell/>
          <table:table-cell table:style-name="ce1" office:value-type="string" calcext:value-type="string">
            <text:p>Desire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table:formula="of:=[.$B4]/[.$B$33]" office:value-type="float" office:value="0.00147988361593258" calcext:value-type="float">
            <text:p>0.001479883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8" calcext:value-type="float">
            <text:p>558</text:p>
          </table:table-cell>
          <table:table-cell table:formula="of:=[.$B5]/[.$B$33]" office:value-type="float" office:value="0.00349904685462025" calcext:value-type="float">
            <text:p>0.003499046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2" calcext:value-type="float">
            <text:p>1122</text:p>
          </table:table-cell>
          <table:table-cell table:formula="of:=[.$B6]/[.$B$33]" office:value-type="float" office:value="0.00703571786896759" calcext:value-type="float">
            <text:p>0.0070357179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79" calcext:value-type="float">
            <text:p>2179</text:p>
          </table:table-cell>
          <table:table-cell table:formula="of:=[.$B7]/[.$B$33]" office:value-type="float" office:value="0.0136638406742249" calcext:value-type="float">
            <text:p>0.0136638407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29" calcext:value-type="float">
            <text:p>3629</text:p>
          </table:table-cell>
          <table:table-cell table:formula="of:=[.$B8]/[.$B$33]" office:value-type="float" office:value="0.0227563459416073" calcext:value-type="float">
            <text:p>0.0227563459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58" calcext:value-type="float">
            <text:p>5558</text:p>
          </table:table-cell>
          <table:table-cell table:formula="of:=[.$B9]/[.$B$33]" office:value-type="float" office:value="0.0348525132938698" calcext:value-type="float">
            <text:p>0.0348525133</text:p>
          </table:table-cell>
          <table:table-cell table:number-columns-repeated="4"/>
          <table:table-cell>
            <draw:frame table:end-cell-address="c_results.Q31" table:end-x="6.13mm" table:end-y="2.9mm" draw:z-index="0" draw:name="Chart 1" draw:style-name="gr1" draw:text-style-name="P1" svg:width="158.74mm" svg:height="98.17mm" svg:x="1.08mm" svg:y="3.7mm">
              <loext:p draw:notify-on-update-of-ranges="c_results.A1:c_results.A32 c_results.E2:c_results.E2 c_results.C1:c_results.C32 c_results.A1:c_results.A32 c_results.E3:c_results.E3 c_results.C39:c_results.C6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956" calcext:value-type="float">
            <text:p>7956</text:p>
          </table:table-cell>
          <table:table-cell table:formula="of:=[.$B10]/[.$B$33]" office:value-type="float" office:value="0.0498896357981338" calcext:value-type="float">
            <text:p>0.0498896358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767" calcext:value-type="float">
            <text:p>26767</text:p>
          </table:table-cell>
          <table:table-cell table:formula="of:=[.$B11]/[.$B$33]" office:value-type="float" office:value="0.167847647235878" calcext:value-type="float">
            <text:p>0.1678476472</text:p>
          </table:table-cell>
          <table:table-cell table:number-columns-repeated="102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450" calcext:value-type="float">
            <text:p>13450</text:p>
          </table:table-cell>
          <table:table-cell table:formula="of:=[.$B12]/[.$B$33]" office:value-type="float" office:value="0.0843408247215812" calcext:value-type="float">
            <text:p>0.0843408247</text:p>
          </table:table-cell>
          <table:table-cell table:number-columns-repeated="102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229" calcext:value-type="float">
            <text:p>15229</text:p>
          </table:table-cell>
          <table:table-cell table:formula="of:=[.$B13]/[.$B$33]" office:value-type="float" office:value="0.0954963880806662" calcext:value-type="float">
            <text:p>0.0954963881</text:p>
          </table:table-cell>
          <table:table-cell table:number-columns-repeated="1021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5915" calcext:value-type="float">
            <text:p>15915</text:p>
          </table:table-cell>
          <table:table-cell table:formula="of:=[.$B14]/[.$B$33]" office:value-type="float" office:value="0.0997980836761312" calcext:value-type="float">
            <text:p>0.0997980837</text:p>
          </table:table-cell>
          <table:table-cell table:number-columns-repeated="1021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812" calcext:value-type="float">
            <text:p>15812</text:p>
          </table:table-cell>
          <table:table-cell table:formula="of:=[.$B15]/[.$B$33]" office:value-type="float" office:value="0.0991522022674827" calcext:value-type="float">
            <text:p>0.0991522023</text:p>
          </table:table-cell>
          <table:table-cell table:number-columns-repeated="1021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886" calcext:value-type="float">
            <text:p>13886</text:p>
          </table:table-cell>
          <table:table-cell table:formula="of:=[.$B16]/[.$B$33]" office:value-type="float" office:value="0.0870748469950838" calcext:value-type="float">
            <text:p>0.087074847</text:p>
          </table:table-cell>
          <table:table-cell table:number-columns-repeated="1021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812" calcext:value-type="float">
            <text:p>11812</text:p>
          </table:table-cell>
          <table:table-cell table:formula="of:=[.$B17]/[.$B$33]" office:value-type="float" office:value="0.0740694291160831" calcext:value-type="float">
            <text:p>0.0740694291</text:p>
          </table:table-cell>
          <table:table-cell table:number-columns-repeated="1021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075" calcext:value-type="float">
            <text:p>9075</text:p>
          </table:table-cell>
          <table:table-cell table:formula="of:=[.$B18]/[.$B$33]" office:value-type="float" office:value="0.0569065415872379" calcext:value-type="float">
            <text:p>0.0569065416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18" calcext:value-type="float">
            <text:p>6518</text:p>
          </table:table-cell>
          <table:table-cell table:formula="of:=[.$B19]/[.$B$33]" office:value-type="float" office:value="0.0408723788502057" calcext:value-type="float">
            <text:p>0.0408723789</text:p>
          </table:table-cell>
          <table:table-cell table:number-columns-repeated="1021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189" calcext:value-type="float">
            <text:p>4189</text:p>
          </table:table-cell>
          <table:table-cell table:formula="of:=[.$B20]/[.$B$33]" office:value-type="float" office:value="0.0262679341828033" calcext:value-type="float">
            <text:p>0.0262679342</text:p>
          </table:table-cell>
          <table:table-cell table:number-columns-repeated="1021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487" calcext:value-type="float">
            <text:p>2487</text:p>
          </table:table-cell>
          <table:table-cell table:formula="of:=[.$B21]/[.$B$33]" office:value-type="float" office:value="0.0155952142068827" calcext:value-type="float">
            <text:p>0.0155952142</text:p>
          </table:table-cell>
          <table:table-cell table:number-columns-repeated="1021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480" calcext:value-type="float">
            <text:p>1480</text:p>
          </table:table-cell>
          <table:table-cell table:formula="of:=[.$B22]/[.$B$33]" office:value-type="float" office:value="0.00928062606601786" calcext:value-type="float">
            <text:p>0.0092806261</text:p>
          </table:table-cell>
          <table:table-cell table:number-columns-repeated="1021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29" calcext:value-type="float">
            <text:p>829</text:p>
          </table:table-cell>
          <table:table-cell table:formula="of:=[.$B23]/[.$B$33]" office:value-type="float" office:value="0.00519840473562757" calcext:value-type="float">
            <text:p>0.0051984047</text:p>
          </table:table-cell>
          <table:table-cell table:number-columns-repeated="1021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25" calcext:value-type="float">
            <text:p>325</text:p>
          </table:table-cell>
          <table:table-cell table:formula="of:=[.$B24]/[.$B$33]" office:value-type="float" office:value="0.00203797531855122" calcext:value-type="float">
            <text:p>0.0020379753</text:p>
          </table:table-cell>
          <table:table-cell table:number-columns-repeated="1021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77" calcext:value-type="float">
            <text:p>177</text:p>
          </table:table-cell>
          <table:table-cell table:formula="of:=[.$B25]/[.$B$33]" office:value-type="float" office:value="0.00110991271194943" calcext:value-type="float">
            <text:p>0.0011099127</text:p>
          </table:table-cell>
          <table:table-cell table:number-columns-repeated="1021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5" calcext:value-type="float">
            <text:p>55</text:p>
          </table:table-cell>
          <table:table-cell table:formula="of:=[.$B26]/[.$B$33]" office:value-type="float" office:value="0.000344888130831745" calcext:value-type="float">
            <text:p>0.0003448881</text:p>
          </table:table-cell>
          <table:table-cell table:number-columns-repeated="1021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9" calcext:value-type="float">
            <text:p>29</text:p>
          </table:table-cell>
          <table:table-cell table:formula="of:=[.$B27]/[.$B$33]" office:value-type="float" office:value="0.000181850105347647" calcext:value-type="float">
            <text:p>0.0001818501</text:p>
          </table:table-cell>
          <table:table-cell table:number-columns-repeated="1021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9" calcext:value-type="float">
            <text:p>9</text:p>
          </table:table-cell>
          <table:table-cell table:formula="of:=[.$B28]/[.$B$33]" office:value-type="float" office:value="0.0000564362395906491" calcext:value-type="float">
            <text:p>5.64362395906491E-05</text:p>
          </table:table-cell>
          <table:table-cell table:number-columns-repeated="1021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table:formula="of:=[.$B29]/[.$B$33]" office:value-type="float" office:value="0.0000250827731513996" calcext:value-type="float">
            <text:p>2.50827731513996E-05</text:p>
          </table:table-cell>
          <table:table-cell table:number-columns-repeated="1021"/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3" calcext:value-type="float">
            <text:p>3</text:p>
          </table:table-cell>
          <table:table-cell table:formula="of:=[.$B30]/[.$B$33]" office:value-type="float" office:value="0.0000188120798635497" calcext:value-type="float">
            <text:p>1.88120798635497E-05</text:p>
          </table:table-cell>
          <table:table-cell table:number-columns-repeated="1021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table:formula="of:=[.$B31]/[.$B$33]" office:value-type="float" office:value="0.00000627069328784991" calcext:value-type="float">
            <text:p>6.27069328784991E-06</text:p>
          </table:table-cell>
          <table:table-cell table:number-columns-repeated="1021"/>
        </table:table-row>
        <table:table-row table:style-name="ro1">
          <table:table-cell office:value-type="float" office:value="2147483648" calcext:value-type="float">
            <text:p>2147483648</text:p>
          </table:table-cell>
          <table:table-cell office:value-type="float" office:value="0" calcext:value-type="float">
            <text:p>0</text:p>
          </table:table-cell>
          <table:table-cell table:formula="of:=[.$B32]/[.$B$3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([.B1:.B32])" office:value-type="float" office:value="159472" calcext:value-type="float">
            <text:p>15947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formula="of:=[.B38]/[.$B$70]" office:value-type="float" office:value="0.0000686837798774442" calcext:value-type="float">
            <text:p>6.86837798774442E-0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82" calcext:value-type="float">
            <text:p>382</text:p>
          </table:table-cell>
          <table:table-cell table:formula="of:=[.B39]/[.$B$70]" office:value-type="float" office:value="0.00114074799622538" calcext:value-type="float">
            <text:p>0.001140748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3" calcext:value-type="float">
            <text:p>143</text:p>
          </table:table-cell>
          <table:table-cell table:formula="of:=[.B40]/[.$B$70]" office:value-type="float" office:value="0.000427033935759762" calcext:value-type="float">
            <text:p>0.0004270339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61" calcext:value-type="float">
            <text:p>1561</text:p>
          </table:table-cell>
          <table:table-cell table:formula="of:=[.B41]/[.$B$70]" office:value-type="float" office:value="0.00466153827776915" calcext:value-type="float">
            <text:p>0.0046615383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48" calcext:value-type="float">
            <text:p>2248</text:p>
          </table:table-cell>
          <table:table-cell table:formula="of:=[.B42]/[.$B$70]" office:value-type="float" office:value="0.00671309292019542" calcext:value-type="float">
            <text:p>0.0067130929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38" calcext:value-type="float">
            <text:p>6238</text:p>
          </table:table-cell>
          <table:table-cell table:formula="of:=[.B43]/[.$B$70]" office:value-type="float" office:value="0.0186282356032825" calcext:value-type="float">
            <text:p>0.0186282356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69" calcext:value-type="float">
            <text:p>5969</text:p>
          </table:table-cell>
          <table:table-cell table:formula="of:=[.B44]/[.$B$70]" office:value-type="float" office:value="0.0178249340038463" calcext:value-type="float">
            <text:p>0.01782493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882" calcext:value-type="float">
            <text:p>10882</text:p>
          </table:table-cell>
          <table:table-cell table:formula="of:=[.B45]/[.$B$70]" office:value-type="float" office:value="0.0324963866359282" calcext:value-type="float">
            <text:p>0.0324963866</text:p>
          </table:table-cell>
          <table:table-cell table:number-columns-repeated="1021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2956" calcext:value-type="float">
            <text:p>22956</text:p>
          </table:table-cell>
          <table:table-cell table:formula="of:=[.B46]/[.$B$70]" office:value-type="float" office:value="0.0685523848202874" calcext:value-type="float">
            <text:p>0.0685523848</text:p>
          </table:table-cell>
          <table:table-cell table:number-columns-repeated="102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0070" calcext:value-type="float">
            <text:p>20070</text:p>
          </table:table-cell>
          <table:table-cell table:formula="of:=[.B47]/[.$B$70]" office:value-type="float" office:value="0.0599340635713177" calcext:value-type="float">
            <text:p>0.0599340636</text:p>
          </table:table-cell>
          <table:table-cell table:number-columns-repeated="1021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42216" calcext:value-type="float">
            <text:p>42216</text:p>
          </table:table-cell>
          <table:table-cell table:formula="of:=[.B48]/[.$B$70]" office:value-type="float" office:value="0.126067584839399" calcext:value-type="float">
            <text:p>0.1260675848</text:p>
          </table:table-cell>
          <table:table-cell table:number-columns-repeated="1021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38682" calcext:value-type="float">
            <text:p>38682</text:p>
          </table:table-cell>
          <table:table-cell table:formula="of:=[.B49]/[.$B$70]" office:value-type="float" office:value="0.115514172748665" calcext:value-type="float">
            <text:p>0.1155141727</text:p>
          </table:table-cell>
          <table:table-cell table:number-columns-repeated="1021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39736" calcext:value-type="float">
            <text:p>39736</text:p>
          </table:table-cell>
          <table:table-cell table:formula="of:=[.B50]/[.$B$70]" office:value-type="float" office:value="0.118661681617831" calcext:value-type="float">
            <text:p>0.1186616816</text:p>
          </table:table-cell>
          <table:table-cell table:number-columns-repeated="1021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46423" calcext:value-type="float">
            <text:p>46423</text:p>
          </table:table-cell>
          <table:table-cell table:formula="of:=[.B51]/[.$B$70]" office:value-type="float" office:value="0.138630744054374" calcext:value-type="float">
            <text:p>0.1386307441</text:p>
          </table:table-cell>
          <table:table-cell table:number-columns-repeated="1021"/>
        </table:table-row>
        <table:table-row table:style-name="ro1"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30230" calcext:value-type="float">
            <text:p>30230</text:p>
          </table:table-cell>
          <table:table-cell table:formula="of:=[.B52]/[.$B$70]" office:value-type="float" office:value="0.0902743767693539" calcext:value-type="float">
            <text:p>0.0902743768</text:p>
          </table:table-cell>
          <table:table-cell table:number-columns-repeated="1021"/>
        </table:table-row>
        <table:table-row table:style-name="ro1"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19622" calcext:value-type="float">
            <text:p>19622</text:p>
          </table:table-cell>
          <table:table-cell table:formula="of:=[.B53]/[.$B$70]" office:value-type="float" office:value="0.058596222989357" calcext:value-type="float">
            <text:p>0.058596223</text:p>
          </table:table-cell>
          <table:table-cell table:number-columns-repeated="1021"/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13574" calcext:value-type="float">
            <text:p>13574</text:p>
          </table:table-cell>
          <table:table-cell table:formula="of:=[.B54]/[.$B$70]" office:value-type="float" office:value="0.0405353751328882" calcext:value-type="float">
            <text:p>0.0405353751</text:p>
          </table:table-cell>
          <table:table-cell table:number-columns-repeated="1021"/>
        </table:table-row>
        <table:table-row table:style-name="ro1">
          <table:table-cell table:style-name="ce1" office:value-type="float" office:value="131072" calcext:value-type="float">
            <text:p>131072</text:p>
          </table:table-cell>
          <table:table-cell table:style-name="ce1" office:value-type="float" office:value="13215" calcext:value-type="float">
            <text:p>13215</text:p>
          </table:table-cell>
          <table:table-cell table:formula="of:=[.B55]/[.$B$70]" office:value-type="float" office:value="0.0394633109165402" calcext:value-type="float">
            <text:p>0.0394633109</text:p>
          </table:table-cell>
          <table:table-cell table:number-columns-repeated="1021"/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13987" calcext:value-type="float">
            <text:p>13987</text:p>
          </table:table-cell>
          <table:table-cell table:formula="of:=[.B56]/[.$B$70]" office:value-type="float" office:value="0.0417686969193832" calcext:value-type="float">
            <text:p>0.0417686969</text:p>
          </table:table-cell>
          <table:table-cell table:number-columns-repeated="1021"/>
        </table:table-row>
        <table:table-row table:style-name="ro1">
          <table:table-cell table:style-name="ce1" office:value-type="float" office:value="524288" calcext:value-type="float">
            <text:p>524288</text:p>
          </table:table-cell>
          <table:table-cell table:style-name="ce1" office:value-type="float" office:value="3201" calcext:value-type="float">
            <text:p>3201</text:p>
          </table:table-cell>
          <table:table-cell table:formula="of:=[.B57]/[.$B$70]" office:value-type="float" office:value="0.00955899040816083" calcext:value-type="float">
            <text:p>0.0095589904</text:p>
          </table:table-cell>
          <table:table-cell table:number-columns-repeated="1021"/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1310" calcext:value-type="float">
            <text:p>1310</text:p>
          </table:table-cell>
          <table:table-cell table:formula="of:=[.B58]/[.$B$70]" office:value-type="float" office:value="0.0039119892017153" calcext:value-type="float">
            <text:p>0.0039119892</text:p>
          </table:table-cell>
          <table:table-cell table:number-columns-repeated="1021"/>
        </table:table-row>
        <table:table-row table:style-name="ro1">
          <table:table-cell table:style-name="ce1" office:value-type="float" office:value="2097152" calcext:value-type="float">
            <text:p>2097152</text:p>
          </table:table-cell>
          <table:table-cell table:style-name="ce1" office:value-type="float" office:value="1048" calcext:value-type="float">
            <text:p>1048</text:p>
          </table:table-cell>
          <table:table-cell table:formula="of:=[.B59]/[.$B$70]" office:value-type="float" office:value="0.00312959136137224" calcext:value-type="float">
            <text:p>0.0031295914</text:p>
          </table:table-cell>
          <table:table-cell table:number-columns-repeated="1021"/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774" calcext:value-type="float">
            <text:p>774</text:p>
          </table:table-cell>
          <table:table-cell table:formula="of:=[.B60]/[.$B$70]" office:value-type="float" office:value="0.00231135850544095" calcext:value-type="float">
            <text:p>0.0023113585</text:p>
          </table:table-cell>
          <table:table-cell table:number-columns-repeated="1021"/>
        </table:table-row>
        <table:table-row table:style-name="ro1">
          <table:table-cell table:style-name="ce1" office:value-type="float" office:value="8388608" calcext:value-type="float">
            <text:p>8388608</text:p>
          </table:table-cell>
          <table:table-cell table:style-name="ce1" office:value-type="float" office:value="228" calcext:value-type="float">
            <text:p>228</text:p>
          </table:table-cell>
          <table:table-cell table:formula="of:=[.B61]/[.$B$70]" office:value-type="float" office:value="0.000680865296176404" calcext:value-type="float">
            <text:p>0.0006808653</text:p>
          </table:table-cell>
          <table:table-cell table:number-columns-repeated="1021"/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81" calcext:value-type="float">
            <text:p>81</text:p>
          </table:table-cell>
          <table:table-cell table:formula="of:=[.B62]/[.$B$70]" office:value-type="float" office:value="0.000241886355220565" calcext:value-type="float">
            <text:p>0.0002418864</text:p>
          </table:table-cell>
          <table:table-cell table:number-columns-repeated="1021"/>
        </table:table-row>
        <table:table-row table:style-name="ro1">
          <table:table-cell table:style-name="ce1" office:value-type="float" office:value="33554432" calcext:value-type="float">
            <text:p>33554432</text:p>
          </table:table-cell>
          <table:table-cell table:style-name="ce1" office:value-type="float" office:value="20" calcext:value-type="float">
            <text:p>20</text:p>
          </table:table-cell>
          <table:table-cell table:formula="of:=[.B63]/[.$B$70]" office:value-type="float" office:value="0.0000597250259803863" calcext:value-type="float">
            <text:p>0.000059725</text:p>
          </table:table-cell>
          <table:table-cell table:number-columns-repeated="1021"/>
        </table:table-row>
        <table:table-row table:style-name="ro1">
          <table:table-cell table:style-name="ce1" office:value-type="float" office:value="67108864" calcext:value-type="float">
            <text:p>67108864</text:p>
          </table:table-cell>
          <table:table-cell table:style-name="ce1" office:value-type="float" office:value="23" calcext:value-type="float">
            <text:p>23</text:p>
          </table:table-cell>
          <table:table-cell table:formula="of:=[.B64]/[.$B$70]" office:value-type="float" office:value="0.0000686837798774442" calcext:value-type="float">
            <text:p>6.86837798774442E-05</text:p>
          </table:table-cell>
          <table:table-cell table:number-columns-repeated="1021"/>
        </table:table-row>
        <table:table-row table:style-name="ro1">
          <table:table-cell table:style-name="ce1" office:value-type="float" office:value="134217728" calcext:value-type="float">
            <text:p>134217728</text:p>
          </table:table-cell>
          <table:table-cell table:style-name="ce1" office:value-type="float" office:value="10" calcext:value-type="float">
            <text:p>10</text:p>
          </table:table-cell>
          <table:table-cell table:formula="of:=[.B65]/[.$B$70]" office:value-type="float" office:value="0.0000298625129901931" calcext:value-type="float">
            <text:p>2.98625129901931E-05</text:p>
          </table:table-cell>
          <table:table-cell table:number-columns-repeated="1021"/>
        </table:table-row>
        <table:table-row table:style-name="ro1">
          <table:table-cell table:style-name="ce1" office:value-type="float" office:value="268435456" calcext:value-type="float">
            <text:p>268435456</text:p>
          </table:table-cell>
          <table:table-cell table:style-name="ce1" office:value-type="float" office:value="5" calcext:value-type="float">
            <text:p>5</text:p>
          </table:table-cell>
          <table:table-cell table:formula="of:=[.B66]/[.$B$70]" office:value-type="float" office:value="0.0000149312564950966" calcext:value-type="float">
            <text:p>1.49312564950966E-05</text:p>
          </table:table-cell>
          <table:table-cell table:number-columns-repeated="1021"/>
        </table:table-row>
        <table:table-row table:style-name="ro1">
          <table:table-cell table:style-name="ce1" office:value-type="float" office:value="536870912" calcext:value-type="float">
            <text:p>536870912</text:p>
          </table:table-cell>
          <table:table-cell table:style-name="ce1" office:value-type="float" office:value="5" calcext:value-type="float">
            <text:p>5</text:p>
          </table:table-cell>
          <table:table-cell table:formula="of:=[.B67]/[.$B$70]" office:value-type="float" office:value="0.0000149312564950966" calcext:value-type="float">
            <text:p>1.49312564950966E-05</text:p>
          </table:table-cell>
          <table:table-cell table:number-columns-repeated="1021"/>
        </table:table-row>
        <table:table-row table:style-name="ro1">
          <table:table-cell table:style-name="ce1" office:value-type="float" office:value="1073741824" calcext:value-type="float">
            <text:p>1073741824</text:p>
          </table:table-cell>
          <table:table-cell table:style-name="ce1" office:value-type="float" office:value="6" calcext:value-type="float">
            <text:p>6</text:p>
          </table:table-cell>
          <table:table-cell table:formula="of:=[.B68]/[.$B$70]" office:value-type="float" office:value="0.0000179175077941159" calcext:value-type="float">
            <text:p>1.79175077941159E-05</text:p>
          </table:table-cell>
          <table:table-cell table:number-columns-repeated="1021"/>
        </table:table-row>
        <table:table-row table:style-name="ro1">
          <table:table-cell table:style-name="ce1" office:value-type="float" office:value="2147483648" calcext:value-type="float">
            <text:p>2147483648</text:p>
          </table:table-cell>
          <table:table-cell table:style-name="ce1" office:value-type="float" office:value="0" calcext:value-type="float">
            <text:p>0</text:p>
          </table:table-cell>
          <table:table-cell table:formula="of:=[.B69]/[.$B$7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([.B38:.B69])" office:value-type="float" office:value="334868" calcext:value-type="float">
            <text:p>334868</text:p>
          </table:table-cell>
          <table:table-cell table:number-columns-repeated="1022"/>
        </table:table-row>
        <table:table-row table:style-name="ro1" table:number-rows-repeated="93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74mm" fo:margin-left="0mm" fo:margin-right="0mm" fo:margin-bottom="23.21mm"/>
      </style:header-style>
      <style:footer-style>
        <style:header-footer-properties fo:min-height="26.74mm" fo:margin-left="0mm" fo:margin-right="0mm" fo:margin-top="23.2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00-00-00</text:date>, <text:time style:data-style-name="N2" text:time-value="11:30:35.295673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_5f_results" style:display-name="PageStyle_c_res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21T11:46:47.097947043</dc:date>
    <meta:editing-duration>PT6M</meta:editing-duration>
    <meta:editing-cycles>2</meta:editing-cycles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abel-arrangement="side-by-side" chart:link-data-style-to-source="true" chart:axis-position="0" chart:tick-mark-position="at-axis"/>
      <style:graphic-properties draw:stroke="dash" draw:stroke-dash="Ultrafine_20_Dashed" svg:stroke-color="#b3b3b3"/>
      <style:text-properties style:text-position="0% 100%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draw:stroke="none"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draw:stroke="none"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5cm" svg:height="9.818cm" xlink:href=".." xlink:type="simple" chart:class="chart:scatter" chart:style-name="ch1">
        <chart:title svg:x="5.327cm" svg:y="0.332cm" chart:style-name="ch2">
          <text:p>Files by Containing Bytes</text:p>
        </chart:title>
        <chart:legend svg:x="6.008cm" svg:y="9.035cm" style:legend-expansion="custom" chartooo:width="5.284cm" chartooo:height="0.598cm" style:legend-expansion-aspect-ratio="8.83612040133779" chart:style-name="ch3"/>
        <chart:plot-area chart:style-name="ch4" table:cell-range-address="c_results.A1:c_results.A32 c_results.E2:c_results.E3 c_results.C1:c_results.C32 c_results.C39:c_results.C69" chart:data-source-has-labels="both" svg:x="1.377cm" svg:y="1.307cm" svg:width="14.181cm" svg:height="7.285cm">
          <chartooo:coordinate-region svg:x="2.289cm" svg:y="1.307cm" svg:width="13.13cm" svg:height="5.115cm"/>
          <chart:axis chart:dimension="x" chart:name="primary-x" chart:style-name="ch5" chartooo:axis-type="auto">
            <chart:title svg:x="5.135cm" svg:y="8.389cm" chart:style-name="ch6">
              <text:p>File Size(bytes, log scale, power-of-2 bins)</text:p>
            </chart:title>
            <chart:categories table:cell-range-address="c_results.A1:c_results.A32"/>
          </chart:axis>
          <chart:axis chart:dimension="y" chart:name="primary-y" chart:style-name="ch7">
            <chart:title svg:x="0.451cm" svg:y="5.847cm" chart:style-name="ch8">
              <text:p>% of bytes</text:p>
            </chart:title>
            <chart:grid chart:style-name="ch9" chart:class="major"/>
          </chart:axis>
          <chart:series chart:style-name="ch10" chart:values-cell-range-address="c_results.C1:c_results.C32" chart:label-cell-address="c_results.E2:c_results.E2" chart:class="chart:scatter">
            <chart:domain table:cell-range-address="c_results.A1:c_results.A32"/>
            <chart:data-point chart:repeated="32"/>
          </chart:series>
          <chart:series chart:style-name="ch11" chart:values-cell-range-address="c_results.C39:c_results.C69" chart:label-cell-address="c_results.E3:c_results.E3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ed</text:p>
                <draw:g>
                  <svg:desc>c_results.E2:c_results.E2</svg:desc>
                </draw:g>
              </table:table-cell>
              <table:table-cell office:value-type="string">
                <text:p>Desired</text:p>
                <draw:g>
                  <svg:desc>c_results.E3:c_results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_results.A1:c_results.A32</svg:desc>
                </draw:g>
              </table:table-cell>
              <table:table-cell office:value-type="float" office:value="1">
                <text:p>1</text:p>
                <draw:g>
                  <svg:desc>c_results.A1:c_results.A32</svg:desc>
                </draw:g>
              </table:table-cell>
              <table:table-cell office:value-type="float" office:value="0.000119143172469148">
                <text:p>0.000119143172469148</text:p>
                <draw:g>
                  <svg:desc>c_results.C1:c_results.C32</svg:desc>
                </draw:g>
              </table:table-cell>
              <table:table-cell office:value-type="float" office:value="0.00114074799622538">
                <text:p>0.00114074799622538</text:p>
                <draw:g>
                  <svg:desc>c_results.C39:c_results.C6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69639811377546">
                <text:p>0.000269639811377546</text:p>
              </table:table-cell>
              <table:table-cell office:value-type="float" office:value="0.000427033935759762">
                <text:p>0.000427033935759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752483194541989">
                <text:p>0.000752483194541989</text:p>
              </table:table-cell>
              <table:table-cell office:value-type="float" office:value="0.00466153827776915">
                <text:p>0.004661538277769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47988361593258">
                <text:p>0.00147988361593258</text:p>
              </table:table-cell>
              <table:table-cell office:value-type="float" office:value="0.00671309292019542">
                <text:p>0.006713092920195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349904685462025">
                <text:p>0.00349904685462025</text:p>
              </table:table-cell>
              <table:table-cell office:value-type="float" office:value="0.0186282356032825">
                <text:p>0.01862823560328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703571786896759">
                <text:p>0.00703571786896759</text:p>
              </table:table-cell>
              <table:table-cell office:value-type="float" office:value="0.0178249340038463">
                <text:p>0.01782493400384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136638406742249">
                <text:p>0.0136638406742249</text:p>
              </table:table-cell>
              <table:table-cell office:value-type="float" office:value="0.0324963866359282">
                <text:p>0.03249638663592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227563459416073">
                <text:p>0.0227563459416073</text:p>
              </table:table-cell>
              <table:table-cell office:value-type="float" office:value="0.0685523848202874">
                <text:p>0.068552384820287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348525132938698">
                <text:p>0.0348525132938698</text:p>
              </table:table-cell>
              <table:table-cell office:value-type="float" office:value="0.0599340635713177">
                <text:p>0.059934063571317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498896357981338">
                <text:p>0.0498896357981338</text:p>
              </table:table-cell>
              <table:table-cell office:value-type="float" office:value="0.126067584839399">
                <text:p>0.1260675848393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167847647235878">
                <text:p>0.167847647235878</text:p>
              </table:table-cell>
              <table:table-cell office:value-type="float" office:value="0.115514172748665">
                <text:p>0.11551417274866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0843408247215812">
                <text:p>0.0843408247215812</text:p>
              </table:table-cell>
              <table:table-cell office:value-type="float" office:value="0.118661681617831">
                <text:p>0.11866168161783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0.0954963880806662">
                <text:p>0.0954963880806662</text:p>
              </table:table-cell>
              <table:table-cell office:value-type="float" office:value="0.138630744054374">
                <text:p>0.13863074405437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0.0997980836761312">
                <text:p>0.0997980836761312</text:p>
              </table:table-cell>
              <table:table-cell office:value-type="float" office:value="0.0902743767693539">
                <text:p>0.090274376769353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0.0991522022674827">
                <text:p>0.0991522022674827</text:p>
              </table:table-cell>
              <table:table-cell office:value-type="float" office:value="0.058596222989357">
                <text:p>0.05859622298935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0.0870748469950838">
                <text:p>0.0870748469950838</text:p>
              </table:table-cell>
              <table:table-cell office:value-type="float" office:value="0.0405353751328882">
                <text:p>0.040535375132888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0.0740694291160831">
                <text:p>0.0740694291160831</text:p>
              </table:table-cell>
              <table:table-cell office:value-type="float" office:value="0.0394633109165402">
                <text:p>0.039463310916540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0.0569065415872379">
                <text:p>0.0569065415872379</text:p>
              </table:table-cell>
              <table:table-cell office:value-type="float" office:value="0.0417686969193832">
                <text:p>0.041768696919383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0.0408723788502057">
                <text:p>0.0408723788502057</text:p>
              </table:table-cell>
              <table:table-cell office:value-type="float" office:value="0.00955899040816083">
                <text:p>0.0095589904081608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0.0262679341828033">
                <text:p>0.0262679341828033</text:p>
              </table:table-cell>
              <table:table-cell office:value-type="float" office:value="0.0039119892017153">
                <text:p>0.003911989201715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155952142068827">
                <text:p>0.0155952142068827</text:p>
              </table:table-cell>
              <table:table-cell office:value-type="float" office:value="0.00312959136137224">
                <text:p>0.0031295913613722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0928062606601786">
                <text:p>0.00928062606601786</text:p>
              </table:table-cell>
              <table:table-cell office:value-type="float" office:value="0.00231135850544095">
                <text:p>0.0023113585054409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0.00519840473562757">
                <text:p>0.00519840473562757</text:p>
              </table:table-cell>
              <table:table-cell office:value-type="float" office:value="0.000680865296176404">
                <text:p>0.00068086529617640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0.00203797531855122">
                <text:p>0.00203797531855122</text:p>
              </table:table-cell>
              <table:table-cell office:value-type="float" office:value="0.000241886355220565">
                <text:p>0.000241886355220565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0.00110991271194943">
                <text:p>0.00110991271194943</text:p>
              </table:table-cell>
              <table:table-cell office:value-type="float" office:value="0.0000597250259803863">
                <text:p>0.000059725025980386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0.000344888130831745">
                <text:p>0.000344888130831745</text:p>
              </table:table-cell>
              <table:table-cell office:value-type="float" office:value="0.0000686837798774442">
                <text:p>0.000068683779877444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0.000181850105347647">
                <text:p>0.000181850105347647</text:p>
              </table:table-cell>
              <table:table-cell office:value-type="float" office:value="0.0000298625129901931">
                <text:p>0.000029862512990193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000564362395906491">
                <text:p>0.0000564362395906491</text:p>
              </table:table-cell>
              <table:table-cell office:value-type="float" office:value="0.0000149312564950966">
                <text:p>0.000014931256495096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0.0000250827731513996">
                <text:p>0.0000250827731513996</text:p>
              </table:table-cell>
              <table:table-cell office:value-type="float" office:value="0.0000149312564950966">
                <text:p>0.0000149312564950966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0.0000188120798635497">
                <text:p>0.0000188120798635497</text:p>
              </table:table-cell>
              <table:table-cell office:value-type="float" office:value="0.0000179175077941159">
                <text:p>0.0000179175077941159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1073741824">
                <text:p>1073741824</text:p>
              </table:table-cell>
              <table:table-cell office:value-type="float" office:value="0.00000627069328784991">
                <text:p>0.00000627069328784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7483648">
                <text:p>2147483648</text:p>
              </table:table-cell>
              <table:table-cell office:value-type="float" office:value="2147483648">
                <text:p>21474836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